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3000000420CF5E651F105956BA.png" manifest:media-type="image/png"/>
  <manifest:file-entry manifest:full-path="Pictures/1000000000000330000004201BC98539CA30A9D3.pdf" manifest:media-type="application/pd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0dd3f"/>
    </style:style>
    <style:style style:name="P2" style:family="paragraph" style:parent-style-name="Contents_20_Heading">
      <style:paragraph-properties fo:break-before="page"/>
      <style:text-properties fo:language="it" fo:country="IT" officeooo:paragraph-rsid="0000dd3f"/>
    </style:style>
    <style:style style:name="P3" style:family="paragraph" style:parent-style-name="Contents_20_Heading" style:master-page-name="Standard">
      <style:paragraph-properties style:page-number="1"/>
      <style:text-properties fo:language="it" fo:country="IT" officeooo:paragraph-rsid="0000dd3f"/>
    </style:style>
    <style:style style:name="P4" style:family="paragraph" style:parent-style-name="Netitworks_5f_CorpoTesto" style:list-style-name="L2"/>
    <style:style style:name="P5" style:family="paragraph" style:parent-style-name="Netitworks_5f_CorpoTesto" style:list-style-name="L3">
      <style:text-properties officeooo:paragraph-rsid="0041b0ce"/>
    </style:style>
    <style:style style:name="P6" style:family="paragraph" style:parent-style-name="Netitworks_5f_CorpoTesto">
      <style:text-properties officeooo:paragraph-rsid="0041b0ce"/>
    </style:style>
    <style:style style:name="P7" style:family="paragraph" style:parent-style-name="Netitworks_5f_CorpoTesto">
      <style:text-properties officeooo:paragraph-rsid="0043f279"/>
    </style:style>
    <style:style style:name="P8" style:family="paragraph" style:parent-style-name="Netitworks_5f_CorpoTesto" style:list-style-name="L6">
      <style:text-properties officeooo:paragraph-rsid="0048bb30"/>
    </style:style>
    <style:style style:name="P9" style:family="paragraph" style:parent-style-name="Netitworks_5f_CorpoTesto">
      <style:paragraph-properties style:writing-mode="lr-tb"/>
      <style:text-properties style:font-name="Times New Roman" officeooo:rsid="003fb99a" officeooo:paragraph-rsid="003fb99a"/>
    </style:style>
    <style:style style:name="P10" style:family="paragraph" style:parent-style-name="Netitworks_5f_CorpoTesto" style:list-style-name="L6">
      <style:paragraph-properties style:writing-mode="lr-tb"/>
      <style:text-properties officeooo:paragraph-rsid="0048bb30"/>
    </style:style>
    <style:style style:name="P11" style:family="paragraph" style:parent-style-name="Netitworks_5f_Elenco1" style:list-style-name="L2"/>
    <style:style style:name="P12" style:family="paragraph" style:parent-style-name="Netitworks_5f_Elenco1" style:list-style-name="L2">
      <style:text-properties style:font-name="Times New Roman" fo:font-weight="bold" style:font-weight-asian="bold" style:font-weight-complex="bold"/>
    </style:style>
    <style:style style:name="P13" style:family="paragraph" style:parent-style-name="Netitworks_5f_Elenco1" style:list-style-name="L2">
      <style:text-properties style:font-name="Times New Roman1"/>
    </style:style>
    <style:style style:name="P14" style:family="paragraph" style:parent-style-name="Netitworks_5f_Elenco1" style:list-style-name="L3">
      <style:text-properties officeooo:paragraph-rsid="0041b0ce"/>
    </style:style>
    <style:style style:name="P15" style:family="paragraph" style:parent-style-name="Netitworks_5f_Elenco1" style:list-style-name="L3">
      <style:text-properties officeooo:paragraph-rsid="0043422a"/>
    </style:style>
    <style:style style:name="P16" style:family="paragraph" style:parent-style-name="Netitworks_5f_Elenco1" style:list-style-name="L4">
      <style:text-properties officeooo:paragraph-rsid="0041b0ce"/>
    </style:style>
    <style:style style:name="P17" style:family="paragraph" style:parent-style-name="Netitworks_5f_Elenco1" style:list-style-name="L4">
      <style:text-properties officeooo:paragraph-rsid="0043422a"/>
    </style:style>
    <style:style style:name="P18" style:family="paragraph" style:parent-style-name="Netitworks_5f_Elenco1" style:list-style-name="L5">
      <style:text-properties officeooo:paragraph-rsid="0043422a"/>
    </style:style>
    <style:style style:name="P19" style:family="paragraph" style:parent-style-name="Netitworks_5f_Elenco1" style:list-style-name="L5">
      <style:text-properties officeooo:paragraph-rsid="00574c6d"/>
    </style:style>
    <style:style style:name="P20" style:family="paragraph" style:parent-style-name="Netitworks_5f_Elenco1" style:list-style-name="L5">
      <style:text-properties officeooo:paragraph-rsid="0058f561"/>
    </style:style>
    <style:style style:name="P21" style:family="paragraph" style:parent-style-name="Netitworks_5f_Titolo1">
      <style:paragraph-properties fo:break-before="page"/>
    </style:style>
    <style:style style:name="P22" style:family="paragraph" style:parent-style-name="Netitworks_5f_Titolo1">
      <style:paragraph-properties fo:break-before="page"/>
      <style:text-properties style:font-name="Times New Roman" fo:font-size="16pt" fo:font-weight="bold" officeooo:rsid="003fb99a" officeooo:paragraph-rsid="0041b0ce" style:font-name-asian="Noto Sans CJK SC" style:font-size-asian="14pt" style:font-name-complex="Lohit Devanagari" style:font-size-complex="14pt"/>
    </style:style>
    <style:style style:name="P23" style:family="paragraph" style:parent-style-name="Netitworks_5f_Titolo1">
      <style:text-properties officeooo:rsid="0041b0ce" officeooo:paragraph-rsid="0041b0ce"/>
    </style:style>
    <style:style style:name="P24" style:family="paragraph" style:parent-style-name="Netitworks_5f_Titolo2" style:list-style-name="L3">
      <style:text-properties officeooo:rsid="003fb99a" officeooo:paragraph-rsid="003fb99a"/>
    </style:style>
    <style:style style:name="P25" style:family="paragraph" style:parent-style-name="Netitworks_5f_Titolo2" style:list-style-name="L3">
      <style:text-properties officeooo:paragraph-rsid="0041b0ce"/>
    </style:style>
    <style:style style:name="P26" style:family="paragraph" style:parent-style-name="Netitworks_5f_Titolo2" style:list-style-name="L5">
      <style:text-properties officeooo:rsid="0043422a" officeooo:paragraph-rsid="0043422a"/>
    </style:style>
    <style:style style:name="P27" style:family="paragraph" style:parent-style-name="Netitworks_5f_Titolo2" style:list-style-name="L3">
      <style:text-properties officeooo:rsid="0048bb30" officeooo:paragraph-rsid="0048bb30"/>
    </style:style>
    <style:style style:name="P28" style:family="paragraph" style:parent-style-name="Standard" style:list-style-name="L2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29" style:family="paragraph" style:parent-style-name="Standard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30" style:family="paragraph" style:parent-style-name="Standard" style:list-style-name="L2">
      <style:paragraph-properties style:writing-mode="lr-tb"/>
      <style:text-properties fo:language="it" fo:country="IT" officeooo:rsid="000ea5f4" officeooo:paragraph-rsid="0000dd3f"/>
    </style:style>
    <style:style style:name="P31" style:family="paragraph" style:parent-style-name="Standard" style:list-style-name="L2">
      <style:paragraph-properties style:writing-mode="lr-tb"/>
      <style:text-properties fo:language="it" fo:country="IT" officeooo:paragraph-rsid="0000dd3f"/>
    </style:style>
    <style:style style:name="P32" style:family="paragraph" style:parent-style-name="Text_20_body" style:list-style-name="L2"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3" style:family="paragraph" style:parent-style-name="Text_20_body" style:list-style-name="L2">
      <style:text-properties style:font-name="Liberation Serif1" fo:font-size="18.2000007629395pt" fo:language="it" fo:country="IT" fo:font-style="normal" fo:font-weight="bold" officeooo:rsid="000773ee" officeooo:paragraph-rsid="0000dd3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4" style:family="paragraph" style:parent-style-name="Text_20_body" style:list-style-name="L2">
      <style:text-properties fo:language="it" fo:country="IT" officeooo:paragraph-rsid="0000dd3f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it" fo:country="IT" officeooo:paragraph-rsid="0000dd3f"/>
    </style:style>
    <style:style style:name="P36" style:family="paragraph" style:parent-style-name="Text_20_body" style:list-style-name="L2">
      <style:paragraph-properties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7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8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0ea5f4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39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2f0581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40" style:family="paragraph" style:parent-style-name="Text_20_body" style:list-style-name="L2">
      <style:paragraph-properties style:writing-mode="lr-tb"/>
      <style:text-properties fo:language="it" fo:country="IT" officeooo:rsid="000ea5f4" officeooo:paragraph-rsid="0000dd3f"/>
    </style:style>
    <style:style style:name="P41" style:family="paragraph" style:parent-style-name="Text_20_body" style:list-style-name="L2">
      <style:paragraph-properties fo:text-align="start" style:justify-single-word="false" style:writing-mode="lr-tb"/>
      <style:text-properties fo:language="it" fo:country="IT" officeooo:rsid="000ea5f4" officeooo:paragraph-rsid="0000dd3f"/>
    </style:style>
    <style:style style:name="P42" style:family="paragraph" style:parent-style-name="Text_20_body" style:list-style-name="L2">
      <style:paragraph-properties style:writing-mode="lr-tb"/>
      <style:text-properties fo:language="it" fo:country="IT" fo:font-style="italic" officeooo:rsid="0029ac69" officeooo:paragraph-rsid="0000dd3f" style:font-style-asian="italic" style:font-style-complex="italic"/>
    </style:style>
    <style:style style:name="P43" style:family="paragraph" style:parent-style-name="Text_20_body" style:list-style-name="L2">
      <style:paragraph-properties style:writing-mode="lr-tb"/>
      <style:text-properties fo:language="it" fo:country="IT" officeooo:paragraph-rsid="0000dd3f"/>
    </style:style>
    <style:style style:name="P44" style:family="paragraph" style:parent-style-name="Text_20_body" style:list-style-name="L2">
      <style:paragraph-properties fo:text-align="start" style:justify-single-word="false" fo:break-before="page"/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1" style:family="text">
      <style:text-properties officeooo:rsid="005c01bf"/>
    </style:style>
    <style:style style:name="T2" style:family="text">
      <style:text-properties fo:font-style="italic" officeooo:rsid="0003be3f" style:font-style-asian="italic" style:font-style-complex="italic"/>
    </style:style>
    <style:style style:name="T3" style:family="text">
      <style:text-properties fo:font-style="italic" officeooo:rsid="0005ad98" style:font-style-asian="italic" style:font-style-complex="italic"/>
    </style:style>
    <style:style style:name="T4" style:family="text">
      <style:text-properties fo:font-style="italic" officeooo:rsid="0004fed4" style:font-style-asian="italic" style:font-style-complex="italic"/>
    </style:style>
    <style:style style:name="T5" style:family="text">
      <style:text-properties fo:font-style="italic" officeooo:rsid="001442e3" style:font-style-asian="italic" style:font-style-complex="italic"/>
    </style:style>
    <style:style style:name="T6" style:family="text">
      <style:text-properties fo:font-style="italic" officeooo:rsid="0044c613" style:font-style-asian="italic" style:font-style-complex="italic"/>
    </style:style>
    <style:style style:name="T7" style:family="text">
      <style:text-properties fo:font-style="italic" officeooo:rsid="000a9f7d" style:font-style-asian="italic" style:font-style-complex="italic"/>
    </style:style>
    <style:style style:name="T8" style:family="text">
      <style:text-properties fo:font-style="italic" officeooo:rsid="001b86d9" style:font-style-asian="italic" style:font-style-complex="italic"/>
    </style:style>
    <style:style style:name="T9" style:family="text">
      <style:text-properties fo:font-style="italic" officeooo:rsid="001d695f" style:font-style-asian="italic" style:font-style-complex="italic"/>
    </style:style>
    <style:style style:name="T10" style:family="text">
      <style:text-properties fo:font-style="italic" officeooo:rsid="003119f9" style:font-style-asian="italic" style:font-style-complex="italic"/>
    </style:style>
    <style:style style:name="T11" style:family="text">
      <style:text-properties fo:font-style="italic" officeooo:rsid="0031fa24" style:font-style-asian="italic" style:font-style-complex="italic"/>
    </style:style>
    <style:style style:name="T12" style:family="text">
      <style:text-properties fo:font-style="italic" officeooo:rsid="00352952" style:font-style-asian="italic" style:font-style-complex="italic"/>
    </style:style>
    <style:style style:name="T13" style:family="text">
      <style:text-properties fo:font-style="italic" officeooo:rsid="0058f561" style:font-style-asian="italic" style:font-style-complex="italic"/>
    </style:style>
    <style:style style:name="T14" style:family="text">
      <style:text-properties fo:font-style="italic" fo:font-weight="bold" officeooo:rsid="00079027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officeooo:rsid="00574c6d" style:font-style-asian="italic" style:font-style-complex="italic"/>
    </style:style>
    <style:style style:name="T16" style:family="text">
      <style:text-properties fo:font-style="normal" officeooo:rsid="00635cb5" style:font-style-asian="normal" style:font-style-complex="normal"/>
    </style:style>
    <style:style style:name="T17" style:family="text">
      <style:text-properties fo:font-style="normal" officeooo:rsid="00037f2a" style:font-style-asian="normal" style:font-style-complex="normal"/>
    </style:style>
    <style:style style:name="T18" style:family="text">
      <style:text-properties fo:font-style="normal" officeooo:rsid="0004daf9" style:font-style-asian="normal" style:font-style-complex="normal"/>
    </style:style>
    <style:style style:name="T19" style:family="text">
      <style:text-properties fo:font-style="normal" officeooo:rsid="0004fed4" style:font-style-asian="normal" style:font-style-complex="normal"/>
    </style:style>
    <style:style style:name="T20" style:family="text">
      <style:text-properties fo:font-style="normal" officeooo:rsid="0005ad98" style:font-style-asian="normal" style:font-style-complex="normal"/>
    </style:style>
    <style:style style:name="T21" style:family="text">
      <style:text-properties fo:font-style="normal" officeooo:rsid="0003be3f" style:font-style-asian="normal" style:font-style-complex="normal"/>
    </style:style>
    <style:style style:name="T22" style:family="text">
      <style:text-properties fo:font-style="normal" officeooo:rsid="0044c613" style:font-style-asian="normal" style:font-style-complex="normal"/>
    </style:style>
    <style:style style:name="T23" style:family="text">
      <style:text-properties fo:font-style="normal" officeooo:rsid="001442e3" style:font-style-asian="normal" style:font-style-complex="normal"/>
    </style:style>
    <style:style style:name="T24" style:family="text">
      <style:text-properties fo:font-style="normal" officeooo:rsid="000a9f7d" style:font-style-asian="normal" style:font-style-complex="normal"/>
    </style:style>
    <style:style style:name="T25" style:family="text">
      <style:text-properties fo:font-style="normal" officeooo:rsid="0008fbdb" style:font-style-asian="normal" style:font-style-complex="normal"/>
    </style:style>
    <style:style style:name="T26" style:family="text">
      <style:text-properties fo:font-style="normal" officeooo:rsid="000c4a1e" style:font-style-asian="normal" style:font-style-complex="normal"/>
    </style:style>
    <style:style style:name="T27" style:family="text">
      <style:text-properties fo:font-style="normal" officeooo:rsid="001d695f" style:font-style-asian="normal" style:font-style-complex="normal"/>
    </style:style>
    <style:style style:name="T28" style:family="text">
      <style:text-properties fo:font-style="normal" officeooo:rsid="001f5515" style:font-style-asian="normal" style:font-style-complex="normal"/>
    </style:style>
    <style:style style:name="T29" style:family="text">
      <style:text-properties fo:font-style="normal" officeooo:rsid="002648d5" style:font-style-asian="normal" style:font-style-complex="normal"/>
    </style:style>
    <style:style style:name="T30" style:family="text">
      <style:text-properties fo:font-style="normal" officeooo:rsid="0043422a" style:font-style-asian="normal" style:font-style-complex="normal"/>
    </style:style>
    <style:style style:name="T31" style:family="text">
      <style:text-properties fo:font-style="normal" officeooo:rsid="0045451a" style:font-style-asian="normal" style:font-style-complex="normal"/>
    </style:style>
    <style:style style:name="T32" style:family="text">
      <style:text-properties fo:font-style="normal" officeooo:rsid="00574c6d" style:font-style-asian="normal" style:font-style-complex="normal"/>
    </style:style>
    <style:style style:name="T33" style:family="text">
      <style:text-properties fo:font-style="normal" officeooo:rsid="0058f561" style:font-style-asian="normal" style:font-style-complex="normal"/>
    </style:style>
    <style:style style:name="T34" style:family="text">
      <style:text-properties fo:font-style="normal" fo:font-weight="bold" officeooo:rsid="0043422a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079027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officeooo:rsid="0043422a" style:font-style-asian="normal" style:font-style-complex="normal"/>
    </style:style>
    <style:style style:name="T37" style:family="text">
      <style:text-properties fo:font-style="normal" style:text-underline-style="none" officeooo:rsid="00574c6d" style:font-style-asian="normal" style:font-style-complex="normal"/>
    </style:style>
    <style:style style:name="T38" style:family="text">
      <style:text-properties officeooo:rsid="0003be3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a9f7d" style:font-weight-asian="bold" style:font-weight-complex="bold"/>
    </style:style>
    <style:style style:name="T41" style:family="text">
      <style:text-properties fo:font-weight="bold" officeooo:rsid="00079027" style:font-weight-asian="bold" style:font-weight-complex="bold"/>
    </style:style>
    <style:style style:name="T42" style:family="text">
      <style:text-properties style:font-name="Liberation Serif1" fo:font-size="12pt" fo:font-style="normal" fo:font-weight="normal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3" style:family="text">
      <style:text-properties style:font-name="Liberation Serif1"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4" style:family="text">
      <style:text-properties style:font-name="Liberation Serif1" fo:font-size="12pt" fo:font-style="normal" fo:font-weight="normal" officeooo:rsid="000ea5f4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5" style:family="text">
      <style:text-properties style:font-name="Liberation Serif1" fo:font-size="12pt" fo:font-style="normal" fo:font-weight="normal" officeooo:rsid="002df86e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6" style:family="text">
      <style:text-properties style:font-name="Liberation Serif1" fo:font-size="12pt" fo:font-style="normal" fo:font-weight="normal" officeooo:rsid="0029ac6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7" style:family="text">
      <style:text-properties style:font-name="Liberation Serif1" fo:font-size="12pt" fo:font-style="normal" fo:font-weight="normal" officeooo:rsid="000fe163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8" style:family="text">
      <style:text-properties style:font-name="Liberation Serif1" fo:font-size="12pt" fo:font-style="normal" fo:font-weight="normal" officeooo:rsid="005dbb3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49" style:family="text">
      <style:text-properties style:font-name="Liberation Serif1" fo:font-size="12pt" fo:font-style="normal" fo:font-weight="normal" officeooo:rsid="00708d5c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0" style:family="text">
      <style:text-properties style:font-name="Liberation Serif1" fo:font-size="12pt" fo:font-style="normal" fo:font-weight="normal" officeooo:rsid="005f53fb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style:font-name="Liberation Serif1" fo:font-size="12pt" fo:font-style="italic" fo:font-weight="normal" officeooo:rsid="000fe16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2" style:family="text">
      <style:text-properties style:font-name="Liberation Serif1" fo:font-size="12pt" fo:font-style="italic" fo:font-weight="normal" officeooo:rsid="001442e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3" style:family="text">
      <style:text-properties style:font-name="Liberation Serif1" fo:font-size="12pt" fo:font-style="italic" fo:font-weight="normal" officeooo:rsid="002288dd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4" style:family="text">
      <style:text-properties style:font-name="Liberation Serif1" fo:font-size="12pt" fo:font-style="italic" fo:font-weight="normal" officeooo:rsid="005da827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5" style:family="text">
      <style:text-properties style:font-name="Liberation Serif1" fo:font-size="12pt" fo:font-style="italic" fo:font-weight="normal" officeooo:rsid="00708d5c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6" style:family="text">
      <style:text-properties style:font-name="Liberation Serif1" fo:font-size="12pt" fo:font-style="italic" fo:font-weight="normal" officeooo:rsid="006edf15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57" style:family="text">
      <style:text-properties style:font-name="Liberation Serif1"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58" style:family="text">
      <style:text-properties style:font-name="Liberation Serif1" fo:font-size="12pt" fo:font-weight="normal" officeooo:rsid="005fc00e" style:font-name-asian="Noto Sans CJK SC" style:font-size-asian="10.5pt" style:font-weight-asian="normal" style:font-name-complex="Lohit Devanagari" style:font-size-complex="12pt" style:font-weight-complex="normal"/>
    </style:style>
    <style:style style:name="T59" style:family="text">
      <style:text-properties officeooo:rsid="004b010c"/>
    </style:style>
    <style:style style:name="T60" style:family="text">
      <style:text-properties officeooo:rsid="001da9c8"/>
    </style:style>
    <style:style style:name="T61" style:family="text">
      <style:text-properties officeooo:rsid="0060a441"/>
    </style:style>
    <style:style style:name="T62" style:family="text">
      <style:text-properties fo:language="it" fo:country="IT"/>
    </style:style>
    <style:style style:name="T63" style:family="text">
      <style:text-properties style:font-name="Times New Roman" officeooo:rsid="00079027" style:font-size-asian="12pt" style:font-name-complex="Lohit Devanagari1"/>
    </style:style>
    <style:style style:name="T64" style:family="text">
      <style:text-properties style:font-name="Times New Roman" officeooo:rsid="000a9f7d" style:font-size-asian="12pt" style:font-name-complex="Lohit Devanagari1"/>
    </style:style>
    <style:style style:name="T65" style:family="text">
      <style:text-properties style:font-name="Times New Roman" officeooo:rsid="000c4a1e" style:font-size-asian="12pt" style:font-name-complex="Lohit Devanagari1"/>
    </style:style>
    <style:style style:name="T66" style:family="text">
      <style:text-properties style:font-name="Times New Roman" officeooo:rsid="0043422a" style:font-size-asian="12pt" style:font-name-complex="Lohit Devanagari1"/>
    </style:style>
    <style:style style:name="T67" style:family="text">
      <style:text-properties style:font-name="Times New Roman" fo:font-style="italic" officeooo:rsid="00079027" style:font-size-asian="12pt" style:font-style-asian="italic" style:font-name-complex="Lohit Devanagari1" style:font-style-complex="italic"/>
    </style:style>
    <style:style style:name="T68" style:family="text">
      <style:text-properties style:font-name="Times New Roman" fo:font-style="italic" officeooo:rsid="0048bb30" style:font-style-asian="italic" style:font-style-complex="italic"/>
    </style:style>
    <style:style style:name="T69" style:family="text">
      <style:text-properties style:font-name="Times New Roman" fo:font-style="italic" officeooo:rsid="005071aa" style:font-style-asian="italic" style:font-style-complex="italic"/>
    </style:style>
    <style:style style:name="T70" style:family="text">
      <style:text-properties style:font-name="Times New Roman" fo:font-style="normal" officeooo:rsid="00079027" style:font-size-asian="12pt" style:font-style-asian="normal" style:font-name-complex="Lohit Devanagari1" style:font-style-complex="normal"/>
    </style:style>
    <style:style style:name="T71" style:family="text">
      <style:text-properties style:font-name="Times New Roman" fo:font-style="normal" officeooo:rsid="0004daf9" style:font-size-asian="12pt" style:font-style-asian="normal" style:font-name-complex="Lohit Devanagari1" style:font-style-complex="normal"/>
    </style:style>
    <style:style style:name="T72" style:family="text">
      <style:text-properties style:font-name="Times New Roman" fo:font-style="normal" officeooo:rsid="0044c613" style:font-size-asian="12pt" style:font-style-asian="normal" style:font-name-complex="Lohit Devanagari1" style:font-style-complex="normal"/>
    </style:style>
    <style:style style:name="T73" style:family="text">
      <style:text-properties style:font-name="Times New Roman" fo:font-style="normal" officeooo:rsid="000a9f7d" style:font-size-asian="12pt" style:font-style-asian="normal" style:font-name-complex="Lohit Devanagari1" style:font-style-complex="normal"/>
    </style:style>
    <style:style style:name="T74" style:family="text">
      <style:text-properties style:font-name="Times New Roman" fo:font-style="normal" officeooo:rsid="002ed119" style:font-size-asian="12pt" style:font-style-asian="normal" style:font-name-complex="Lohit Devanagari1" style:font-style-complex="normal"/>
    </style:style>
    <style:style style:name="T75" style:family="text">
      <style:text-properties style:font-name="Times New Roman" fo:font-style="normal" officeooo:rsid="0031b7ad" style:font-size-asian="12pt" style:font-style-asian="normal" style:font-name-complex="Lohit Devanagari1" style:font-style-complex="normal"/>
    </style:style>
    <style:style style:name="T76" style:family="text">
      <style:text-properties style:font-name="Times New Roman" fo:font-style="normal" officeooo:rsid="0043422a" style:font-size-asian="12pt" style:font-style-asian="normal" style:font-name-complex="Lohit Devanagari1" style:font-style-complex="normal"/>
    </style:style>
    <style:style style:name="T77" style:family="text">
      <style:text-properties style:font-name="Times New Roman" fo:font-style="normal" officeooo:rsid="0044372f" style:font-size-asian="12pt" style:font-style-asian="normal" style:font-name-complex="Lohit Devanagari1" style:font-style-complex="normal"/>
    </style:style>
    <style:style style:name="T78" style:family="text">
      <style:text-properties style:font-name="Times New Roman" fo:font-style="normal" officeooo:rsid="0058f561" style:font-size-asian="12pt" style:font-style-asian="normal" style:font-name-complex="Lohit Devanagari1" style:font-style-complex="normal"/>
    </style:style>
    <style:style style:name="T79" style:family="text">
      <style:text-properties style:font-name="Times New Roman" fo:font-style="normal" style:font-style-asian="normal" style:font-style-complex="normal"/>
    </style:style>
    <style:style style:name="T80" style:family="text">
      <style:text-properties style:font-name="Times New Roman" fo:font-style="normal" officeooo:rsid="00079027" style:font-style-asian="normal" style:font-style-complex="normal"/>
    </style:style>
    <style:style style:name="T81" style:family="text">
      <style:text-properties style:font-name="Times New Roman" fo:font-style="normal" officeooo:rsid="000d8f7a" style:font-style-asian="normal" style:font-style-complex="normal"/>
    </style:style>
    <style:style style:name="T82" style:family="text">
      <style:text-properties style:font-name="Times New Roman" fo:font-style="normal" officeooo:rsid="001257fb" style:font-style-asian="normal" style:font-style-complex="normal"/>
    </style:style>
    <style:style style:name="T83" style:family="text">
      <style:text-properties style:font-name="Times New Roman" fo:font-style="normal" officeooo:rsid="002361e6" style:font-style-asian="normal" style:font-style-complex="normal"/>
    </style:style>
    <style:style style:name="T84" style:family="text">
      <style:text-properties style:font-name="Times New Roman" fo:font-style="normal" officeooo:rsid="0041b0ce" style:font-style-asian="normal" style:font-style-complex="normal"/>
    </style:style>
    <style:style style:name="T85" style:family="text">
      <style:text-properties style:font-name="Times New Roman" fo:font-style="normal" officeooo:rsid="0043422a" style:font-style-asian="normal" style:font-style-complex="normal"/>
    </style:style>
    <style:style style:name="T86" style:family="text">
      <style:text-properties style:font-name="Times New Roman" fo:font-style="normal" officeooo:rsid="0043f279" style:font-style-asian="normal" style:font-style-complex="normal"/>
    </style:style>
    <style:style style:name="T87" style:family="text">
      <style:text-properties style:font-name="Times New Roman" fo:font-style="normal" officeooo:rsid="0048bb30" style:font-style-asian="normal" style:font-style-complex="normal"/>
    </style:style>
    <style:style style:name="T88" style:family="text">
      <style:text-properties style:font-name="Times New Roman" fo:font-style="normal" officeooo:rsid="004ac46c" style:font-style-asian="normal" style:font-style-complex="normal"/>
    </style:style>
    <style:style style:name="T89" style:family="text">
      <style:text-properties style:font-name="Times New Roman" fo:font-style="normal" officeooo:rsid="004fbabf" style:font-style-asian="normal" style:font-style-complex="normal"/>
    </style:style>
    <style:style style:name="T90" style:family="text">
      <style:text-properties style:font-name="Times New Roman" fo:font-style="normal" officeooo:rsid="00529b8e" style:font-style-asian="normal" style:font-style-complex="normal"/>
    </style:style>
    <style:style style:name="T91" style:family="text">
      <style:text-properties style:font-name="Times New Roman" fo:font-style="normal" officeooo:rsid="005490aa" style:font-style-asian="normal" style:font-style-complex="normal"/>
    </style:style>
    <style:style style:name="T92" style:family="text">
      <style:text-properties style:font-name="Times New Roman" fo:font-style="normal" officeooo:rsid="00564c22" style:font-style-asian="normal" style:font-style-complex="normal"/>
    </style:style>
    <style:style style:name="T93" style:family="text">
      <style:text-properties style:font-name="Times New Roman" fo:font-style="normal" officeooo:rsid="00573a44" style:font-style-asian="normal" style:font-style-complex="normal"/>
    </style:style>
    <style:style style:name="T94" style:family="text">
      <style:text-properties style:font-name="Times New Roman" fo:font-style="normal" fo:font-weight="bold" officeooo:rsid="00079027" style:font-style-asian="normal" style:font-weight-asian="bold" style:font-style-complex="normal" style:font-weight-complex="bold"/>
    </style:style>
    <style:style style:name="T95" style:family="text">
      <style:text-properties style:font-name="Times New Roman" fo:font-style="normal" fo:font-weight="bold" officeooo:rsid="000e5f78" style:font-style-asian="normal" style:font-weight-asian="bold" style:font-style-complex="normal" style:font-weight-complex="bold"/>
    </style:style>
    <style:style style:name="T96" style:family="text">
      <style:text-properties style:font-name="Times New Roman" fo:font-style="normal" fo:font-weight="bold" officeooo:rsid="00210351" style:font-style-asian="normal" style:font-weight-asian="bold" style:font-style-complex="normal" style:font-weight-complex="bold"/>
    </style:style>
    <style:style style:name="T97" style:family="text">
      <style:text-properties style:font-name="Times New Roman" fo:font-style="normal" fo:font-weight="bold" officeooo:rsid="000eedd6" style:font-style-asian="normal" style:font-weight-asian="bold" style:font-style-complex="normal" style:font-weight-complex="bold"/>
    </style:style>
    <style:style style:name="T98" style:family="text">
      <style:text-properties style:font-name="Times New Roman" fo:font-style="normal" fo:font-weight="bold" officeooo:rsid="0041b0ce" style:font-style-asian="normal" style:font-weight-asian="bold" style:font-style-complex="normal" style:font-weight-complex="bold"/>
    </style:style>
    <style:style style:name="T99" style:family="text">
      <style:text-properties style:font-name="Times New Roman" fo:font-style="normal" fo:font-weight="normal" officeooo:rsid="00210351" style:font-style-asian="normal" style:font-weight-asian="normal" style:font-style-complex="normal" style:font-weight-complex="normal"/>
    </style:style>
    <style:style style:name="T100" style:family="text">
      <style:text-properties style:font-name="Times New Roman" fo:font-style="normal" style:text-underline-style="none" officeooo:rsid="00574c6d" style:font-size-asian="12pt" style:font-style-asian="normal" style:font-name-complex="Lohit Devanagari1" style:font-style-complex="normal"/>
    </style:style>
    <style:style style:name="T101" style:family="text">
      <style:text-properties style:font-name="Times New Roman" fo:font-weight="normal" officeooo:rsid="00079027" style:font-size-asian="12pt" style:font-weight-asian="normal" style:font-name-complex="Lohit Devanagari1" style:font-weight-complex="normal"/>
    </style:style>
    <style:style style:name="T102" style:family="text">
      <style:text-properties style:font-name="Times New Roman" fo:font-weight="normal" officeooo:rsid="0043422a" style:font-size-asian="12pt" style:font-weight-asian="normal" style:font-name-complex="Lohit Devanagari1" style:font-weight-complex="normal"/>
    </style:style>
    <style:style style:name="T103" style:family="text">
      <style:text-properties style:font-name="Times New Roman" officeooo:rsid="0041b0ce"/>
    </style:style>
    <style:style style:name="T104" style:family="text">
      <style:text-properties style:font-name="Times New Roman" fo:font-size="14pt" style:font-name-asian="Noto Sans CJK SC" style:font-size-asian="14pt" style:font-name-complex="Lohit Devanagari" style:font-size-complex="14pt"/>
    </style:style>
    <style:style style:name="T105" style:family="text">
      <style:text-properties style:font-name="Times New Roman" fo:font-size="14pt" officeooo:rsid="0041b0ce" style:font-name-asian="Noto Sans CJK SC" style:font-size-asian="14pt" style:font-name-complex="Lohit Devanagari" style:font-size-complex="14pt"/>
    </style:style>
    <style:style style:name="T106" style:family="text">
      <style:text-properties style:font-name="Times New Roman" officeooo:rsid="0043f279"/>
    </style:style>
    <style:style style:name="T107" style:family="text">
      <style:text-properties style:font-name="Times New Roman" officeooo:rsid="0048bb30"/>
    </style:style>
    <style:style style:name="T108" style:family="text">
      <style:text-properties style:font-name="Times New Roman" officeooo:rsid="004e19cd"/>
    </style:style>
    <style:style style:name="T109" style:family="text">
      <style:text-properties fo:font-size="12pt" fo:font-style="normal" style:font-name-asian="Noto Sans CJK SC" style:font-size-asian="10.5pt" style:font-style-asian="normal" style:font-name-complex="Lohit Devanagari" style:font-size-complex="12pt" style:font-style-complex="normal"/>
    </style:style>
    <style:style style:name="T110" style:family="text">
      <style:text-properties fo:font-size="12pt" fo:font-style="normal" officeooo:rsid="000a24f5" style:font-name-asian="Noto Sans CJK SC" style:font-size-asian="10.5pt" style:font-style-asian="normal" style:font-name-complex="Lohit Devanagari" style:font-size-complex="12pt" style:font-style-complex="normal"/>
    </style:style>
    <style:style style:name="T111" style:family="text">
      <style:text-properties fo:font-size="12pt" fo:font-style="normal" officeooo:rsid="000bd0be" style:font-name-asian="Noto Sans CJK SC" style:font-size-asian="10.5pt" style:font-style-asian="normal" style:font-name-complex="Lohit Devanagari" style:font-size-complex="12pt" style:font-style-complex="normal"/>
    </style:style>
    <style:style style:name="T112" style:family="text">
      <style:text-properties fo:font-size="12pt" fo:font-style="normal" officeooo:rsid="000ea5f4" style:font-name-asian="Noto Sans CJK SC" style:font-size-asian="10.5pt" style:font-style-asian="normal" style:font-name-complex="Lohit Devanagari" style:font-size-complex="12pt" style:font-style-complex="normal"/>
    </style:style>
    <style:style style:name="T113" style:family="text">
      <style:text-properties fo:font-size="12pt" fo:font-style="normal" officeooo:rsid="0072ad75" style:font-name-asian="Noto Sans CJK SC" style:font-size-asian="10.5pt" style:font-style-asian="normal" style:font-name-complex="Lohit Devanagari" style:font-size-complex="12pt" style:font-style-complex="normal"/>
    </style:style>
    <style:style style:name="T114" style:family="text">
      <style:text-properties fo:font-size="12pt" fo:font-style="normal" officeooo:rsid="00037f2a" style:font-name-asian="Noto Sans CJK SC" style:font-size-asian="10.5pt" style:font-style-asian="normal" style:font-name-complex="Lohit Devanagari" style:font-size-complex="12pt" style:font-style-complex="normal"/>
    </style:style>
    <style:style style:name="T115" style:family="text">
      <style:text-properties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116" style:family="text">
      <style:text-properties fo:font-size="12pt" fo:font-style="italic" style:font-name-asian="Noto Sans CJK SC" style:font-size-asian="10.5pt" style:font-style-asian="italic" style:font-name-complex="Lohit Devanagari" style:font-size-complex="12pt" style:font-style-complex="italic"/>
    </style:style>
    <style:style style:name="T117" style:family="text">
      <style:text-properties fo:font-size="12pt" fo:font-style="italic" officeooo:rsid="000a24f5" style:font-name-asian="Noto Sans CJK SC" style:font-size-asian="10.5pt" style:font-style-asian="italic" style:font-name-complex="Lohit Devanagari" style:font-size-complex="12pt" style:font-style-complex="italic"/>
    </style:style>
    <style:style style:name="T118" style:family="text">
      <style:text-properties fo:font-size="12pt" fo:font-style="italic" officeooo:rsid="000bd0be" style:font-name-asian="Noto Sans CJK SC" style:font-size-asian="10.5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officeooo:rsid="0071922d" style:font-name-asian="Noto Sans CJK SC" style:font-size-asian="10.5pt" style:font-style-asian="italic" style:font-name-complex="Lohit Devanagari" style:font-size-complex="12pt" style:font-style-complex="italic"/>
    </style:style>
    <style:style style:name="T120" style:family="text">
      <style:text-properties fo:font-size="12pt" fo:font-style="italic" officeooo:rsid="0019fedd" style:font-name-asian="Noto Sans CJK SC" style:font-size-asian="10.5pt" style:font-style-asian="italic" style:font-name-complex="Lohit Devanagari" style:font-size-complex="12pt" style:font-style-complex="italic"/>
    </style:style>
    <style:style style:name="T121" style:family="text">
      <style:text-properties fo:font-size="12pt" fo:font-style="italic" officeooo:rsid="001b6fb1" style:font-name-asian="Noto Sans CJK SC" style:font-size-asian="10.5pt" style:font-style-asian="italic" style:font-name-complex="Lohit Devanagari" style:font-size-complex="12pt" style:font-style-complex="italic"/>
    </style:style>
    <style:style style:name="T122" style:family="text">
      <style:text-properties fo:font-size="12pt" fo:font-style="italic" officeooo:rsid="001cec1f" style:font-name-asian="Noto Sans CJK SC" style:font-size-asian="10.5pt" style:font-style-asian="italic" style:font-name-complex="Lohit Devanagari" style:font-size-complex="12pt" style:font-style-complex="italic"/>
    </style:style>
    <style:style style:name="T123" style:family="text">
      <style:text-properties fo:font-size="12pt" fo:font-style="italic" officeooo:rsid="006cfcd6" style:font-name-asian="Noto Sans CJK SC" style:font-size-asian="10.5pt" style:font-style-asian="italic" style:font-name-complex="Lohit Devanagari" style:font-size-complex="12pt" style:font-style-complex="italic"/>
    </style:style>
    <style:style style:name="T124" style:family="text">
      <style:text-properties fo:font-size="12pt" fo:font-style="italic" fo:font-weight="normal" officeooo:rsid="00092511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b74b4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75ad9b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27" style:family="text">
      <style:text-properties officeooo:rsid="00079027"/>
    </style:style>
    <style:style style:name="T128" style:family="text">
      <style:text-properties officeooo:rsid="000a9f7d"/>
    </style:style>
    <style:style style:name="T129" style:family="text">
      <style:text-properties officeooo:rsid="000c4a1e"/>
    </style:style>
    <style:style style:name="T130" style:family="text">
      <style:text-properties officeooo:rsid="0036d3fa"/>
    </style:style>
    <style:style style:name="T131" style:family="text">
      <style:text-properties officeooo:rsid="0041b0ce"/>
    </style:style>
    <style:style style:name="T132" style:family="text">
      <style:text-properties officeooo:rsid="00573a44"/>
    </style:style>
    <style:style style:name="T133" style:family="text">
      <style:text-properties officeooo:rsid="00574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in, 0.7311in, 1.2598in, 0.9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<draw:frame draw:style-name="fr1" draw:name="Immagine1" text:anchor-type="char" svg:x="-0.0075in" svg:y="-0.122in" svg:width="6.7091in" svg:height="8.7717in" draw:z-index="0"><draw:image xlink:href="Pictures/1000000000000330000004201BC98539CA30A9D3.pdf" xlink:type="simple" xlink:show="embed" xlink:actuate="onLoad" loext:mime-type="application/pdf"/><draw:image xlink:href="Pictures/100000000000033000000420CF5E651F105956BA.png" xlink:type="simple" xlink:show="embed" xlink:actuate="onLoad" loext:mime-type="image/png"/></draw:frame></text:p>
            <text:p text:style-name="P2">Indice generale</text:p>
          </text:index-title>
          <text:p text:style-name="P1"><text:a xlink:type="simple" xlink:href="#__RefHeading___Toc1630_3100270752" text:style-name="Index_20_Link" text:visited-style-name="Index_20_Link"><text:span text:style-name="T62">1. Descrizione dell’Elaborato<text:tab/>3</text:span></text:a></text:p>
          <text:p text:style-name="P1"><text:a xlink:type="simple" xlink:href="#__RefHeading___Toc1673_3100270752" text:style-name="Index_20_Link" text:visited-style-name="Index_20_Link"><text:span text:style-name="T62">2. </text:span></text:a><text:a xlink:type="simple" xlink:href="#__RefHeading___Toc1673_3100270752" text:style-name="Index_20_Link" text:visited-style-name="Index_20_Link"><text:span text:style-name="T62">S</text:span></text:a><text:a xlink:type="simple" xlink:href="#__RefHeading___Toc1673_3100270752" text:style-name="Index_20_Link" text:visited-style-name="Index_20_Link"><text:span text:style-name="T62">uddivisione per materie di indirizzo</text:span></text:a><text:a xlink:type="simple" xlink:href="#__RefHeading___Toc1673_3100270752" text:style-name="Index_20_Link" text:visited-style-name="Index_20_Link"><text:span text:style-name="T62"><text:tab/>4</text:span></text:a></text:p>
        </text:index-body>
      </text:table-of-content>
      <text:p text:style-name="Netitworks_5f_Titolo1"><text:span text:style-name="T24"/></text:p>
      <text:p text:style-name="P22"><text:span text:style-name="T130">D</text:span>escrizione dell’Elaborato</text:p>
      <text:p text:style-name="P7"><text:span text:style-name="T131">L’elaborato </text:span><text:span text:style-name="T103">consiste nello svolgimento di un’attività tecnico-pratica che include argomenti trattati o comunque inerenti tutte le materie di indirizzo del dipartimento di Informatica della classe quinta. </text:span></text:p>
      <text:p text:style-name="P7"><text:span text:style-name="T103">Viene quindi </text:span><text:span text:style-name="T106">allegato di seguito il primo documento redatto in fase di concezione di</text:span><text:span text:style-name="T103"> progetto, </text:span><text:span text:style-name="T106">il quale descriverà </text:span><text:span text:style-name="T108">in maniera completa gli obiettivi di questo elaborato d’esame.</text:span></text:p>
      <text:p text:style-name="P6"><text:span text:style-name="T103"/></text:p>
      <text:p text:style-name="P23">Studio di Fattibilità</text:p>
      <text:list xml:id="list3028805368" text:style-name="L3">
        <text:list-item>
          <text:p text:style-name="P27">Identificazione del Problema / Possibilità</text:p>
        </text:list-item>
      </text:list>
      <text:list xml:id="list2411825089" text:style-name="L6">
        <text:list-header>
          <text:p text:style-name="P8"><text:span text:style-name="T87">Si prenda in considerazione, per esempio, il contesto</text:span><text:span text:style-name="T84"> </text:span><text:span text:style-name="T87">della rete informatica di un’attività quale quella di un hotel. Può spesso capitare, infatti, di imbattersi in hotel che, non avendo a disposizione del personale informatico interno o non essendosi fornito di soluzioni innovative del mercato, fornisca ai propri clienti l’accesso alla propria connessione Internet tramite rete cablata tradizionale e/o tramite la fornitura di una rete Wi-Fi WPA2 di tipo Personal. </text:span></text:p>
          <text:p text:style-name="P8"><text:span text:style-name="T87">Tale situazione presenta i seguenti problemi:</text:span></text:p>
          <text:p text:style-name="P10"><text:span text:style-name="T87">Nell'inaugurato caso in cui un cliente utilizzi in modo fraudolento le risorse disponibili in Internet, l’amministrazione della società sarà ritenuta responsabile dalle autorità competenti e costretta a subirne le conseguenze penali e civili. Ciò avviene poiché la legge vigente, definita dal &lt;...&gt;, stabilisce che sarà il fornitore Internet stesso ad esser ritenuto responsabile, amenochè sia in grado di identificarne il responsabile, e comprovare di aver utilizzato le corrette procedure di sicurezza.</text:span></text:p>
          <text:p text:style-name="P10"><text:span text:style-name="T87">Tuttavia, in questo particolare contesto ciò non sarà possibile. </text:span><text:span text:style-name="T107">G</text:span><text:span text:style-name="T87">li unici dati messi a disposizione dal log (se presenti) dell’apparato di routing </text:span><text:span text:style-name="T89">tradizionale</text:span><text:span text:style-name="T87"> sarà </text:span><text:span text:style-name="T68">l’indirizzo fisico </text:span><text:span text:style-name="T69">MAC</text:span><text:span text:style-name="T87"> della macchina responsabile dell’illecito. Tuttavia, non sarà possibile associare tale indirizzo fisico alle generalità d</text:span><text:span text:style-name="T90">el suddetto</text:span><text:span text:style-name="T87"> ospite e</text:span><text:span text:style-name="T91">d</text:span><text:span text:style-name="T87"> il suo possedimento risulterà <text:s/>pertanto inutile. </text:span></text:p>
          <text:p text:style-name="P10"><text:span text:style-name="T92">Alla luce dei fatti</text:span><text:span text:style-name="T87">, </text:span><text:span text:style-name="T88">si è inteso come una società sia costretta ad intensificare l’infrastruttura di rete ed implementare costose soluzioni hardware e software che risolvano tale dilemma. Questo progetto ha quindi come obiettivo quello di proporre una soluzione open-source semplice ed </text:span><text:span text:style-name="T93">efficace</text:span><text:span text:style-name="T88">, conforme alle normative vigenti e semplice da utilizzare ed installare, senza necessitare di personale qualificato.</text:span></text:p>
        </text:list-header>
      </text:list>
      <text:list xml:id="list15608448135143" text:continue-list="list3028805368" text:style-name="L3">
        <text:list-item>
          <text:p text:style-name="P24">Descrizione </text:p>
          <text:p text:style-name="P5"><text:span text:style-name="T84">Il progetto consiste nella</text:span><text:span text:style-name="T17"> </text:span><text:span text:style-name="T16">creazione di </text:span><text:span text:style-name="T80">una </text:span><text:span text:style-name="T94">piattaforma </text:span><text:span text:style-name="T95">web </text:span><text:span text:style-name="T98">responsive e moderna</text:span><text:span text:style-name="T95">, </text:span><text:span text:style-name="T99">denominata NetITworks, </text:span><text:span text:style-name="T96">atta</text:span><text:span text:style-name="T95"> </text:span><text:span text:style-name="T96">al</text:span><text:span text:style-name="T97">la</text:span><text:span text:style-name="T94"> gestione</text:span><text:span text:style-name="T80"> </text:span><text:span text:style-name="T94">degli utenti </text:span><text:span text:style-name="T81">autenticabili su server Radius. </text:span><text:span text:style-name="T82">Quest’ultimo verrà </text:span><text:span text:style-name="T83">quindi</text:span><text:span text:style-name="T82"> progettato per essere utilizzato con</text:span><text:span text:style-name="T81"> 802.11x, VPN IPSec e altri servizi che richiedano un’autenticazione </text:span><text:span text:style-name="T84">con protocollo </text:span><text:span text:style-name="T81">Radius. </text:span><text:span text:style-name="T84">In particolare, questa applicazione includerà funzioni utili al contesto aziendale, rendendola un prodotto utile agli </text:span><text:soft-page-break/><text:span text:style-name="T84">amministratori di un’infrastruttura di rete locale. </text:span><text:span text:style-name="T85">Inoltre, tale applicazione include</text:span><text:span text:style-name="T86">rà</text:span><text:span text:style-name="T85"> estensioni di funzionalità per apparati di tipo UniFi, con i quali essa </text:span><text:span text:style-name="T86">sarà</text:span><text:span text:style-name="T85"> in grado di interagire.</text:span></text:p>
        </text:list-item>
        <text:list-item>
          <text:p text:style-name="P25"><text:span text:style-name="T105">Obiettivi del progetto</text:span></text:p>
        </text:list-item>
      </text:list>
      <text:list xml:id="list471373921" text:style-name="L5">
        <text:list-header>
          <text:p text:style-name="P26"><text:span text:style-name="T105">A</text:span><text:span text:style-name="T104">iutare l’amministratore di sistema a</text:span></text:p>
        </text:list-header>
        <text:list-item>
          <text:p text:style-name="P20"><text:span text:style-name="T30">Rafforzare la sicurezza (intesa come autenticità) di una rete locale, permettendogli di implementare </text:span><text:span text:style-name="T76">un’autenticazione utente basata sul protocollo </text:span><text:span text:style-name="T4">802.11x</text:span><text:span text:style-name="T19"> </text:span><text:span text:style-name="T8">EAP , </text:span><text:span text:style-name="T76">assicurando</text:span><text:span text:style-name="T30"> l’accesso sicuro agli utenti sia in rete </text:span><text:span text:style-name="T19">cablat</text:span><text:span text:style-name="T27">a</text:span><text:span text:style-name="T19"> </text:span><text:span text:style-name="T30">che </text:span><text:span text:style-name="T19">w</text:span><text:span text:style-name="T4">ireless</text:span><text:span text:style-name="T9"> </text:span><text:span text:style-name="T33">attraverso </text:span><text:span text:style-name="T76">l’utilizzo di un </text:span><text:span text:style-name="T35">programma per server di tipo </text:span><text:span text:style-name="T14">FreeRadius </text:span><text:span text:style-name="T28">ideat</text:span><text:span text:style-name="T29">o</text:span><text:span text:style-name="T28"> appositamente per l’utilizzo con la piattaforma NetITworks</text:span></text:p>
        </text:list-item>
        <text:list-item>
          <text:p text:style-name="P19"><text:span text:style-name="T37">Rafforzare la sicurezza (intesa come confidenzialità) </text:span><text:span text:style-name="T100">tramite </text:span><text:span text:style-name="T36">la gestione della </text:span><text:span text:style-name="T19">separazione del traffico tramite </text:span><text:span text:style-name="T4">VLAN</text:span><text:span text:style-name="T19"> </text:span><text:span text:style-name="T20">e </text:span><text:span text:style-name="T30">l’</text:span><text:span text:style-name="T20">assegnazione IP </text:span><text:span text:style-name="T3">user-based</text:span><text:span text:style-name="T19"> </text:span><text:span text:style-name="T20">, </text:span><text:span text:style-name="T32">le quali </text:span><text:span text:style-name="T76">saranno semplificate attraverso </text:span><text:span text:style-name="T78">l’utilizzo di NetITworks</text:span></text:p>
        </text:list-item>
        <text:list-item>
          <text:p text:style-name="P18"><text:span text:style-name="T28">G</text:span><text:span text:style-name="T30">estire gli utenti, i gruppi utente ed i relativi permessi </text:span><text:span text:style-name="T77">salvati in</text:span><text:span text:style-name="T30"> un </text:span><text:span text:style-name="T34">Database SQL</text:span><text:span text:style-name="T30"> attraverso una piattaforma web semplice </text:span><text:span text:style-name="T31">e moderna</text:span><text:span text:style-name="T30">, che preveda le seguenti funzionalità:</text:span></text:p>
        </text:list-item>
      </text:list>
      <text:list xml:id="list410223921" text:style-name="L4">
        <text:list-item>
          <text:p text:style-name="P17"><text:span text:style-name="T66">L</text:span><text:span text:style-name="T63">a </text:span><text:span text:style-name="T101">registrazione autonoma d</text:span><text:span text:style-name="T102">egli</text:span><text:span text:style-name="T101"> utenti </text:span><text:span text:style-name="T102">guest</text:span><text:span text:style-name="T63"> tramite autenticazione cellulare SMS e/o approvazione del </text:span><text:span text:style-name="T67">system administrator </text:span><text:span text:style-name="T76">attraverso u</text:span><text:span text:style-name="T70">na pagina di introduzione </text:span><text:span text:style-name="T72">a</text:span><text:span text:style-name="T70">lla Rete </text:span><text:span text:style-name="T76">alla quale essi saranno rediretti automaticamente all’accesso alla rete</text:span></text:p>
        </text:list-item>
        <text:list-item>
          <text:p text:style-name="P16">Una pagina di login che permetta ad utenti <text:span text:style-name="T127">ospiti e registrati </text:span>di modificare <text:span text:style-name="T127">i propri dati</text:span></text:p>
        </text:list-item>
        <text:list-item>
          <text:p text:style-name="P16">Una pagina di <text:span text:style-name="T63">login che permetta l’accesso amministratore ad un pannello</text:span> che preveda</text:p>
        </text:list-item>
      </text:list>
      <text:list xml:id="list15607855883565" text:continue-list="list15608448135143" text:style-name="L3">
        <text:list-item>
          <text:list>
            <text:list-item>
              <text:list>
                <text:list-item>
                  <text:p text:style-name="P14"><text:span text:style-name="T65">La v</text:span><text:span text:style-name="T25">isualizz</text:span><text:span text:style-name="T26">azione dello </text:span><text:span text:style-name="T25">stato della connessione Database, UniFi controller e Radius Server</text:span><text:span text:style-name="T26"> e c</text:span><text:span text:style-name="T25">onfigurazione Guest, </text:span><text:span text:style-name="T26">oltre </text:span><text:span text:style-name="T74">a</text:span><text:span text:style-name="T25"> statistiche riguardanti gruppi e utenti in Database</text:span></text:p>
                </text:list-item>
                <text:list-item>
                  <text:p text:style-name="P14"><text:span text:style-name="T128">La gestione d</text:span><text:span text:style-name="T129">ei</text:span><text:span text:style-name="T128"> </text:span><text:span text:style-name="T40">gruppi</text:span><text:span text:style-name="T128"> </text:span><text:span text:style-name="T64">utente autenticabili su servizi WiFi, VPN IPSec e NAS </text:span><text:span text:style-name="T71">e dei relativi permessi – </text:span><text:span text:style-name="T72">quali </text:span><text:span text:style-name="T70">la limitazione degli</text:span><text:span text:style-name="T72"> indirizzi fisici </text:span><text:span text:style-name="T73">e range IP permessi, l’accesso alle funzionalità di amministrazione, lo stato del gruppo e gli utenti assegnati</text:span></text:p>
                </text:list-item>
                <text:list-item>
                  <text:p text:style-name="P14"><text:span text:style-name="T38">La gestione degli utenti</text:span><text:span text:style-name="T70"> </text:span><text:span text:style-name="T73">assegnati ai suddetti gruppi, dei relativi dati - quali username, password, email, cellulare e foto identificativa, e dei relativi permessi -</text:span><text:span text:style-name="T71"> </text:span><text:span text:style-name="T72">quali </text:span><text:span text:style-name="T70">la limitazione degli</text:span><text:span text:style-name="T72"> indirizzi fisici </text:span><text:span text:style-name="T73">e range IP permessi, lo stato dell’utente e gli gruppi assegnati</text:span></text:p>
                </text:list-item>
                <text:list-item>
                  <text:p text:style-name="P14"><text:span text:style-name="T21">La gestione della configurazione </text:span><text:span text:style-name="T19">necessaria per</text:span><text:span text:style-name="T21"> apparati </text:span><text:span text:style-name="T2">Switch</text:span><text:span text:style-name="T21">, </text:span><text:span text:style-name="T2">Router</text:span><text:span text:style-name="T21"> ed </text:span><text:span text:style-name="T2">Access</text:span><text:span text:style-name="T21"> </text:span><text:span text:style-name="T2">Point</text:span><text:span text:style-name="T21"> di tipo </text:span><text:span text:style-name="T2">Ubiquiti </text:span><text:span text:style-name="T23">mediante </text:span><text:span text:style-name="T5">API </text:span><text:span text:style-name="T22">implementate in </text:span><text:span text:style-name="T6">Uni</text:span><text:span text:style-name="T10">Fi</text:span><text:span text:style-name="T6"> Controller</text:span></text:p>
                </text:list-item>
                <text:list-item>
                  <text:p text:style-name="P14"><text:span text:style-name="T24">La </text:span><text:span text:style-name="T73">gestione </text:span><text:span text:style-name="T75">di</text:span><text:span text:style-name="T24"> utenti ospiti in fase di approvazione</text:span></text:p>
                </text:list-item>
                <text:list-item>
                  <text:p text:style-name="P14"><text:span text:style-name="T24">La configurazione delle connessioni </text:span><text:span text:style-name="T25">Database, UniFi controller e Radius Server, </text:span><text:span text:style-name="T24">oltre alla configurazione dei permessi degli utenti </text:span><text:span text:style-name="T73">ospiti</text:span></text:p>
                </text:list-item>
                <text:list-item>
                  <text:p text:style-name="P14"><text:span text:style-name="T18">L</text:span><text:span text:style-name="T24">a visualizzazione dei log di accesso e di sessione del server Radius</text:span></text:p>
                </text:list-item>
                <text:list-item>
                  <text:p text:style-name="P15"><text:soft-page-break/><text:span text:style-name="T73">La configurazione</text:span><text:span text:style-name="T22"> </text:span><text:span text:style-name="T24">della connessioni al </text:span><text:span text:style-name="T7">server </text:span><text:span text:style-name="T11">SMT</text:span><text:span text:style-name="T12">P </text:span><text:span text:style-name="T24">e delle </text:span><text:span text:style-name="T7">API SMS</text:span></text:p>
                </text:list-item>
                <text:list-item>
                  <text:p text:style-name="P15"><text:span text:style-name="T24">La personalizzazione dell’informativa privacy e dei termini e condizioni</text:span></text:p>
                </text:list-item>
              </text:list>
            </text:list-item>
          </text:list>
        </text:list-item>
        <text:list-item>
          <text:p text:style-name="P24">Mappa Split-Tree</text:p>
        </text:list-item>
        <text:list-item>
          <text:p text:style-name="P24">Attività</text:p>
        </text:list-item>
        <text:list-item>
          <text:p text:style-name="P24">Osservazioni</text:p>
        </text:list-item>
      </text:list>
      <text:p text:style-name="P9"/>
      <text:p text:style-name="P21">Sistemi e Reti<text:tab/></text:p>
      <text:list xml:id="list62621885" text:style-name="L2">
        <text:list-header>
          <text:p text:style-name="P4">L’elaborato include argomenti già trattati nel percorso di studi di Sistemi e Reti quali:</text:p>
          <text:list>
            <text:list-item>
              <text:p text:style-name="P13"><text:span text:style-name="T115">Nozioni teoriche riguardanti apparati </text:span><text:span text:style-name="T124">Switch</text:span><text:span text:style-name="T115">, </text:span><text:span text:style-name="T124">Router</text:span><text:span text:style-name="T115">, </text:span><text:span text:style-name="T124">Proxy</text:span><text:span text:style-name="T115">, </text:span><text:span text:style-name="T124">Dns</text:span><text:span text:style-name="T115"> e </text:span><text:span text:style-name="T124">Vpn</text:span></text:p>
            </text:list-item>
            <text:list-item>
              <text:p text:style-name="P13"><text:span text:style-name="T115">Prove di laboratorio con apparati di </text:span><text:span text:style-name="T124">Switching</text:span><text:span text:style-name="T115">, </text:span><text:span text:style-name="T124">Routing</text:span><text:span text:style-name="T115">, </text:span><text:span text:style-name="T124">Firewall</text:span><text:span text:style-name="T115">, </text:span><text:span text:style-name="T124">VLAN, </text:span><text:span text:style-name="T125">SNMP, </text:span><text:span text:style-name="T126">RAID</text:span></text:p>
            </text:list-item>
            <text:list-item>
              <text:p text:style-name="P13"><text:span text:style-name="T110">P</text:span><text:span text:style-name="T114">rogettazione di un’</text:span><text:span text:style-name="T110"> </text:span><text:span text:style-name="T114">infrastruttura di rete informatica</text:span></text:p>
            </text:list-item>
            <text:list-item>
              <text:p text:style-name="P13"><text:span text:style-name="T115">Nozioni teoriche riguardanti </text:span><text:span text:style-name="T124">VLAN</text:span><text:span text:style-name="T115">, tecnologie </text:span><text:span text:style-name="T124">Wireless 802.11</text:span><text:span text:style-name="T115"> e protocollo </text:span><text:span text:style-name="T124">EAP</text:span></text:p>
              <text:p text:style-name="P32"/>
            </text:list-item>
          </text:list>
          <text:p text:style-name="P4">Inoltre, <text:span text:style-name="T59">oltre ai manuali d’implementazione specifici, l’elaborato </text:span>prevede la stesura di <text:span text:style-name="T39">relazioni di approfondimento dettagliate </text:span>riguardanti i seguenti argomenti:</text:p>
          <text:list text:continue-numbering="true">
            <text:list-item>
              <text:p text:style-name="P11"><text:span text:style-name="T110">Funzionamento di un server di autenticazione </text:span><text:span text:style-name="T117">Radius</text:span><text:span text:style-name="T110"> (</text:span><text:span text:style-name="T117">FreeRadius</text:span><text:span text:style-name="T110">) ed il relativo protocollo, con implementazione di </text:span><text:span text:style-name="T117">VLAN</text:span><text:span text:style-name="T110"> ed assegnazione </text:span><text:span text:style-name="T117">IP</text:span><text:span text:style-name="T110"> </text:span><text:span text:style-name="T117">User-Based</text:span></text:p>
            </text:list-item>
            <text:list-item>
              <text:p text:style-name="P11"><text:span text:style-name="T111">Concetti di </text:span><text:span text:style-name="T118">DNS </text:span><text:span text:style-name="T112">e la sua</text:span><text:span text:style-name="T111"> gestione a livello </text:span><text:span text:style-name="T112">istituzionale, le </text:span><text:span text:style-name="T111">relative vulnerabilità, </text:span><text:span text:style-name="T118">DNSSEC</text:span><text:span text:style-name="T111">, </text:span><text:span text:style-name="T118">DNS over TLS</text:span></text:p>
            </text:list-item>
            <text:list-item>
              <text:p text:style-name="P11"><text:span text:style-name="T109">Protocollo </text:span><text:span text:style-name="T116">802.11x, </text:span><text:span text:style-name="T119">EAP </text:span><text:span text:style-name="T113">e</text:span><text:span text:style-name="T119"> metodi di autenticazione</text:span></text:p>
            </text:list-item>
            <text:list-item>
              <text:p text:style-name="P11"><text:span text:style-name="T120">VPN IPSec, </text:span><text:span text:style-name="T121">server </text:span><text:span text:style-name="T122">SSH, </text:span><text:span text:style-name="T123">server SMTP</text:span></text:p>
              <text:p text:style-name="P12"/>
              <text:p text:style-name="P44"/>
            </text:list-item>
          </text:list>
        </text:list-header>
        <text:list-item>
          <text:p text:style-name="P33">Informatica</text:p>
          <text:p text:style-name="P34"><text:span text:style-name="T43">L’elaborato include argomenti già trattati nel percorso di studi di </text:span><text:span text:style-name="T44">Informatica</text:span><text:span text:style-name="T43"> quali:</text:span></text:p>
          <text:list>
            <text:list-item>
              <text:p text:style-name="P40"><text:span text:style-name="T43">Nozioni teoriche riguardanti </text:span><text:span text:style-name="T42">il DBMS e il linguaggio SQL</text:span></text:p>
            </text:list-item>
            <text:list-item>
              <text:p text:style-name="P30">Progettazione di un database mediant<text:span text:style-name="T60">e</text:span> schem<text:span text:style-name="T60">i </text:span>ER e logico</text:p>
              <text:p text:style-name="P30"/>
            </text:list-item>
            <text:list-item>
              <text:p text:style-name="P30"><text:span text:style-name="T43">Nozioni teoriche </text:span><text:span text:style-name="T42">e pratiche riguardanti il l</text:span>inguaggio SQL </text:p>
              <text:p text:style-name="P30"/>
            </text:list-item>
            <text:list-item>
              <text:p text:style-name="P40"><text:span text:style-name="T43">Prove di laboratorio </text:span><text:span text:style-name="T42">con linguaggio PHP</text:span></text:p>
              <text:p text:style-name="P36"/>
            </text:list-item>
          </text:list>
          <text:p text:style-name="P35"><text:span text:style-name="T46">Inoltre, prevede la stesura di relazioni di approfondimento </text:span><text:span text:style-name="T45">generiche</text:span><text:span text:style-name="T46"> riguardanti i seguenti argomenti:</text:span></text:p>
          <text:list text:continue-numbering="true">
            <text:list-item>
              <text:p text:style-name="P42"><text:span text:style-name="T57">BootStrap, CSS, Framework, </text:span><text:span text:style-name="T58">Composer</text:span></text:p>
            </text:list-item>
            <text:list-item>
              <text:p text:style-name="P38">[<text:span text:style-name="T61">V</text:span>ari aspetti approfonditi in PHP <text:span text:style-name="T61">inseriti mano a mano</text:span>]</text:p>
              <text:p text:style-name="P37"/>
            </text:list-item>
          </text:list>
        </text:list-item>
        <text:list-item>
          <text:p text:style-name="P33">TPSIT</text:p>
          <text:p text:style-name="P34"><text:span text:style-name="T43">L’elaborato include argomenti già trattati nel percorso di studi di </text:span><text:span text:style-name="T47">TPSIT</text:span><text:span text:style-name="T43"> quali:</text:span></text:p>
          <text:list>
            <text:list-item>
              <text:p text:style-name="P43"><text:span text:style-name="T43">Prove di laboratorio </text:span><text:span text:style-name="T48">di configurazione di </text:span><text:span text:style-name="T49">A</text:span><text:span text:style-name="T51">pache2 </text:span><text:span text:style-name="T50">e </text:span><text:span text:style-name="T48">SSL</text:span></text:p>
            </text:list-item>
            <text:list-item>
              <text:p text:style-name="P31"><text:span text:style-name="T43">Nozioni teoriche </text:span><text:span text:style-name="T44">e pratiche riguardant</text:span><text:span text:style-name="T47">i </text:span><text:span text:style-name="T49">S</text:span><text:span text:style-name="T51">ocket, </text:span><text:span text:style-name="T52">API, </text:span><text:span text:style-name="T53">JSON</text:span><text:span text:style-name="T54">, </text:span><text:span text:style-name="T55">A</text:span><text:span text:style-name="T56">rchitetture client-server</text:span></text:p>
              <text:p text:style-name="P28"/>
            </text:list-item>
          </text:list>
        </text:list-item>
      </text:list>
      <text:p text:style-name="P29"/>
      <text:list xml:id="list15608708904179" text:continue-numbering="true" text:style-name="L2">
        <text:list-header>
          <text:p text:style-name="P41"><text:span text:style-name="T46">Inoltre, prevede la stesura di relazioni di approfondimento </text:span><text:span text:style-name="T45">generiche</text:span><text:span text:style-name="T46"> riguardanti i seguenti argomenti:</text:span></text:p>
          <text:list text:continue-numbering="true">
            <text:list-item>
              <text:p text:style-name="P39">WebServer Apache2, <text:span text:style-name="T1">SSL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Netitworks_5f_CorpoTesto" style:display-name="Netitworks_CorpoTesto" style:family="paragraph" style:parent-style-name="Text_20_body" style:master-page-name="">
      <style:paragraph-properties fo:text-align="justify" style:justify-single-word="false" style:page-number="auto">
        <style:tab-stops/>
      </style:paragraph-properties>
      <style:text-properties style:font-name="Times New Roman" fo:font-family="'Times New Roman'" style:font-style-name="Normale" style:font-family-generic="roman" style:font-pitch="variable"/>
    </style:style>
    <style:style style:name="Netitworks_5f_Titolo1" style:display-name="Netitworks_Titolo1" style:family="paragraph" style:parent-style-name="Heading" style:master-page-name="">
      <style:paragraph-properties style:page-number="auto"/>
      <style:text-properties style:font-name="Times New Roman" fo:font-family="'Times New Roman'" style:font-style-name="Normale" style:font-family-generic="roman" style:font-pitch="variable" fo:font-size="16pt" fo:font-weight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etitworks_5f_Elenco1" style:display-name="Netitworks_Elenco1" style:family="paragraph" style:parent-style-name="List" style:master-page-name="">
      <style:paragraph-properties fo:text-align="start" style:justify-single-word="false" style:page-number="auto"/>
      <style:text-properties style:font-name="Times New Roman" fo:font-family="'Times New Roman'" style:font-style-name="Normale" style:font-family-generic="roman" style:font-pitch="variabl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etitworks_5f_Titolo2" style:display-name="Netitworks_Titolo2" style:family="paragraph" style:parent-style-name="Heading">
      <style:text-properties style:font-name="Times New Roman" fo:font-family="'Times New Roman'" style:font-style-name="Normale" style:font-family-generic="roman" style:font-pitch="variabl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9T14:56:07.092978406</meta:creation-date>
    <dc:date>2021-05-21T01:56:07.027505289</dc:date>
    <meta:editing-duration>PT1H14M47S</meta:editing-duration>
    <meta:editing-cycles>71</meta:editing-cycles>
    <meta:generator>LibreOffice/6.4.6.2$Linux_X86_64 LibreOffice_project/40$Build-2</meta:generator>
    <meta:document-statistic meta:table-count="0" meta:image-count="1" meta:object-count="0" meta:page-count="7" meta:paragraph-count="69" meta:word-count="1080" meta:character-count="7332" meta:non-whitespace-character-count="6361"/>
  </office:meta>
</office:document-meta>
</file>